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6"/>
    <style:style style:name="ce4" style:family="table-cell" style:parent-style-name="Default" style:data-style-name="N36">
      <style:table-cell-properties style:vertical-align="automatic" fo:background-color="#BCE4E5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BCE4E5" style:repeat-content="false"/>
      <style:paragraph-properties fo:text-align="center"/>
    </style:style>
    <style:style style:name="ce7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C2E0AE" style:repeat-content="false"/>
      <style:paragraph-properties fo:text-align="center"/>
    </style:style>
    <style:style style:name="ce9" style:family="table-cell" style:parent-style-name="Default" style:data-style-name="N3">
      <style:table-cell-properties style:vertical-align="automatic" fo:background-color="#C2E0AE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automatic" fo:background-color="#C2E0AE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2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2.58703703703704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3.21027777777778cm"/>
    </style:style>
    <style:style style:name="co4" style:family="table-column">
      <style:table-column-properties fo:break-before="auto" style:column-width="2.76342592592593cm"/>
    </style:style>
    <style:style style:name="co5" style:family="table-column">
      <style:table-column-properties fo:break-before="auto" style:column-width="2.25777777777778cm"/>
    </style:style>
    <style:style style:name="co6" style:family="table-column">
      <style:table-column-properties fo:break-before="auto" style:column-width="1.88148148148148cm"/>
    </style:style>
    <style:style style:name="ro1" style:family="table-row">
      <style:table-row-properties style:row-height="13.7pt" style:use-optimal-row-height="true" fo:break-before="auto"/>
    </style:style>
    <style:style style:name="ro2" style:family="table-row">
      <style:table-row-properties style:row-height="12.8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5" table:number-columns-repeated="1018" table:default-cell-style-name="ce1"/>
        <table:table-column table:style-name="co6" table:number-columns-repeated="15360" table:default-cell-style-name="ce1"/>
        <table:table-row table:style-name="ro1">
          <table:table-cell table:style-name="ce1"/>
          <table:table-cell table:style-name="ce2"/>
          <table:table-cell table:number-columns-repeated="2" table:style-name="ce3"/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2">
            <text:p>Skip Chance</text:p>
          </table:table-cell>
          <table:table-cell office:value-type="float" office:value="0.3" table:style-name="ce4">
            <text:p>0.300</text:p>
          </table:table-cell>
          <table:table-cell office:value-type="string" table:style-name="ce5">
            <text:p>Merge Time (sec)</text:p>
          </table:table-cell>
          <table:table-cell office:value-type="float" office:value="5" table:style-name="ce6">
            <text:p>5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Levels</text:p>
          </table:table-cell>
          <table:table-cell office:value-type="string" table:style-name="ce2">
            <text:p>Baseline</text:p>
          </table:table-cell>
          <table:table-cell office:value-type="string" table:style-name="ce5">
            <text:p>Plain Value</text:p>
          </table:table-cell>
          <table:table-cell office:value-type="string" table:style-name="ce5">
            <text:p>Expected Value</text:p>
          </table:table-cell>
          <table:table-cell office:value-type="string" table:style-name="ce2">
            <text:p>Time in Hours</text:p>
          </table:table-cell>
          <table:table-cell table:style-name="ce2"/>
          <table:table-cell table:style-name="ce1"/>
          <table:table-cell office:value-type="string" table:number-columns-spanned="5" table:number-rows-spanned="8" table:style-name="ce13">
            <text:p>The skip chance (S) allows an action to skip ahead one level, for example from 2 -&gt; 4. The plain time taken to reach a certain level is simply the previous level's duration multiplied by two. However, there is a S probability for it to only take the duration of a level two smaller than the target. Therefore, the expected duration of a target level D(T) = 2*(1-S)(D(T-1)) + 2*S*(D(T-2)). D() represents the duration at a specific level, T the target level.<text:s/></text:p>
          </table:table-cell>
          <table:covered-table-cell table:number-columns-repeated="4"/>
          <table:table-cell table:number-columns-repeated="16372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formula="of:=2^[.A4]" table:style-name="ce7">
            <text:p>1</text:p>
          </table:table-cell>
          <table:table-cell office:value-type="float" office:value="1" table:style-name="ce5">
            <text:p>1.000</text:p>
          </table:table-cell>
          <table:table-cell office:value-type="float" office:value="1" table:style-name="ce5">
            <text:p>1.000</text:p>
          </table:table-cell>
          <table:table-cell office:value-type="float" office:value="1.3888888888888887E-3" table:formula="of:=[.D4]*[.$E$2]/60/60" table:style-name="ce5">
            <text:p>0.001</text:p>
          </table:table-cell>
          <table:table-cell office:value-type="string" table:style-name="ce2">
            <text:p>Clover</text:p>
          </table:table-cell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formula="of:=2^[.A5]" table:style-name="ce7">
            <text:p>2</text:p>
          </table:table-cell>
          <table:table-cell office:value-type="float" office:value="2" table:style-name="ce5">
            <text:p>2.000</text:p>
          </table:table-cell>
          <table:table-cell office:value-type="float" office:value="2" table:style-name="ce5">
            <text:p>2.000</text:p>
          </table:table-cell>
          <table:table-cell office:value-type="float" office:value="2.7777777777777775E-3" table:formula="of:=[.D5]*[.$E$2]/60/60" table:style-name="ce5">
            <text:p>0.003</text:p>
          </table:table-cell>
          <table:table-cell office:value-type="string" table:style-name="ce2">
            <text:p>Four</text:p>
          </table:table-cell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" table:formula="of:=2^[.A6]" table:style-name="ce7">
            <text:p>4</text:p>
          </table:table-cell>
          <table:table-cell office:value-type="float" office:value="4" table:style-name="ce5">
            <text:p>4.000</text:p>
          </table:table-cell>
          <table:table-cell office:value-type="float" office:value="3.4" table:formula="of:=([.C6]*(1-[.C2])) + ([.C5]*[.C2])" table:style-name="ce5">
            <text:p>3.400</text:p>
          </table:table-cell>
          <table:table-cell office:value-type="float" office:value="4.7222222222222223E-3" table:formula="of:=[.D6]*[.$E$2]/60/60" table:style-name="ce5">
            <text:p>0.005</text:p>
          </table:table-cell>
          <table:table-cell office:value-type="string" table:style-name="ce2">
            <text:p>Hadouken</text:p>
          </table:table-cell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8" table:formula="of:=2^[.A7]" table:style-name="ce7">
            <text:p>8</text:p>
          </table:table-cell>
          <table:table-cell office:value-type="float" office:value="6.8" table:formula="of:=[.D6]*2" table:style-name="ce5">
            <text:p>6.800</text:p>
          </table:table-cell>
          <table:table-cell office:value-type="float" office:value="5.96" table:formula="of:=([.C7]*(1-[.$C$2])) + ([.C6]*[.$C$2])" table:style-name="ce5">
            <text:p>5.960</text:p>
          </table:table-cell>
          <table:table-cell office:value-type="float" office:value="8.277777777777778E-3" table:formula="of:=[.D7]*[.$E$2]/60/60" table:style-name="ce5">
            <text:p>0.008</text:p>
          </table:table-cell>
          <table:table-cell office:value-type="string" table:style-name="ce2">
            <text:p>Donut</text:p>
          </table:table-cell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6" table:formula="of:=2^[.A8]" table:style-name="ce7">
            <text:p>16</text:p>
          </table:table-cell>
          <table:table-cell office:value-type="float" office:value="11.92" table:formula="of:=[.D7]*2" table:style-name="ce5">
            <text:p>11.920</text:p>
          </table:table-cell>
          <table:table-cell office:value-type="float" office:value="10.384" table:formula="of:=([.C8]*(1-[.$C$2])) + ([.C7]*[.$C$2])" table:style-name="ce5">
            <text:p>10.384</text:p>
          </table:table-cell>
          <table:table-cell office:value-type="float" office:value="1.4422222222222223E-2" table:formula="of:=[.D8]*[.$E$2]/60/60" table:style-name="ce5">
            <text:p>0.014</text:p>
          </table:table-cell>
          <table:table-cell office:value-type="string" table:style-name="ce2">
            <text:p>Bronze</text:p>
          </table:table-cell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2" table:formula="of:=2^[.A9]" table:style-name="ce7">
            <text:p>32</text:p>
          </table:table-cell>
          <table:table-cell office:value-type="float" office:value="20.768000000000001" table:formula="of:=[.D8]*2" table:style-name="ce5">
            <text:p>20.768</text:p>
          </table:table-cell>
          <table:table-cell office:value-type="float" office:value="18.113599999999998" table:formula="of:=([.C9]*(1-[.$C$2])) + ([.C8]*[.$C$2])" table:style-name="ce5">
            <text:p>18.114</text:p>
          </table:table-cell>
          <table:table-cell office:value-type="float" office:value="2.5157777777777772E-2" table:formula="of:=[.D9]*[.$E$2]/60/60" table:style-name="ce5">
            <text:p>0.025</text:p>
          </table:table-cell>
          <table:table-cell office:value-type="string" table:style-name="ce2">
            <text:p>Silver</text:p>
          </table:table-cell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64" table:formula="of:=2^[.A10]" table:style-name="ce7">
            <text:p>64</text:p>
          </table:table-cell>
          <table:table-cell office:value-type="float" office:value="36.227199999999996" table:formula="of:=[.D9]*2" table:style-name="ce5">
            <text:p>36.227</text:p>
          </table:table-cell>
          <table:table-cell office:value-type="float" office:value="31.589439999999996" table:formula="of:=([.C10]*(1-[.$C$2])) + ([.C9]*[.$C$2])" table:style-name="ce5">
            <text:p>31.589</text:p>
          </table:table-cell>
          <table:table-cell office:value-type="float" office:value="4.3874222222222217E-2" table:formula="of:=[.D10]*[.$E$2]/60/60" table:style-name="ce5">
            <text:p>0.044</text:p>
          </table:table-cell>
          <table:table-cell office:value-type="string" table:style-name="ce2">
            <text:p>Gold</text:p>
          </table:table-cell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28" table:formula="of:=2^[.A11]" table:style-name="ce7">
            <text:p>128</text:p>
          </table:table-cell>
          <table:table-cell office:value-type="float" office:value="63.178879999999992" table:formula="of:=[.D10]*2" table:style-name="ce5">
            <text:p>63.179</text:p>
          </table:table-cell>
          <table:table-cell office:value-type="float" office:value="55.093375999999985" table:formula="of:=([.C11]*(1-[.$C$2])) + ([.C10]*[.$C$2])" table:style-name="ce5">
            <text:p>55.093</text:p>
          </table:table-cell>
          <table:table-cell office:value-type="float" office:value="7.6518577777777763E-2" table:formula="of:=[.D11]*[.$E$2]/60/60" table:style-name="ce5">
            <text:p>0.077</text:p>
          </table:table-cell>
          <table:table-cell office:value-type="string" table:style-name="ce2">
            <text:p>Crescent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256" table:formula="of:=2^[.A12]" table:style-name="ce7">
            <text:p>256</text:p>
          </table:table-cell>
          <table:table-cell office:value-type="float" office:value="110.18675199999997" table:formula="of:=[.D11]*2" table:style-name="ce5">
            <text:p>110.187</text:p>
          </table:table-cell>
          <table:table-cell office:value-type="float" office:value="96.084390399999961" table:formula="of:=([.C12]*(1-[.$C$2])) + ([.C11]*[.$C$2])" table:style-name="ce5">
            <text:p>96.084</text:p>
          </table:table-cell>
          <table:table-cell office:value-type="float" office:value="0.13345054222222216" table:formula="of:=[.D12]*[.$E$2]/60/60" table:style-name="ce5">
            <text:p>0.133</text:p>
          </table:table-cell>
          <table:table-cell office:value-type="string" table:style-name="ce2">
            <text:p>Half Moon</text:p>
          </table:table-cell>
          <table:table-cell table:number-columns-repeated="16378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512" table:formula="of:=2^[.A13]" table:style-name="ce7">
            <text:p>512</text:p>
          </table:table-cell>
          <table:table-cell office:value-type="float" office:value="192.16878079999992" table:formula="of:=[.D12]*2" table:style-name="ce5">
            <text:p>192.169</text:p>
          </table:table-cell>
          <table:table-cell office:value-type="float" office:value="167.57417215999993" table:formula="of:=([.C13]*(1-[.$C$2])) + ([.C12]*[.$C$2])" table:style-name="ce5">
            <text:p>167.574</text:p>
          </table:table-cell>
          <table:table-cell office:value-type="float" office:value="0.2327419057777777" table:formula="of:=[.D13]*[.$E$2]/60/60" table:style-name="ce5">
            <text:p>0.233</text:p>
          </table:table-cell>
          <table:table-cell office:value-type="string" table:style-name="ce2">
            <text:p>Full Moon</text:p>
          </table:table-cell>
          <table:table-cell table:number-columns-repeated="16378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024" table:formula="of:=2^[.A14]" table:style-name="ce7">
            <text:p>1,024</text:p>
          </table:table-cell>
          <table:table-cell office:value-type="float" office:value="335.14834431999986" table:formula="of:=[.D13]*2" table:style-name="ce5">
            <text:p>335.148</text:p>
          </table:table-cell>
          <table:table-cell office:value-type="float" office:value="292.25447526399984" table:formula="of:=([.C14]*(1-[.$C$2])) + ([.C13]*[.$C$2])" table:style-name="ce5">
            <text:p>292.254</text:p>
          </table:table-cell>
          <table:table-cell office:value-type="float" office:value="0.40590899342222203" table:formula="of:=[.D14]*[.$E$2]/60/60" table:style-name="ce5">
            <text:p>0.406</text:p>
          </table:table-cell>
          <table:table-cell office:value-type="string" table:style-name="ce2">
            <text:p>Snowball</text:p>
          </table:table-cell>
          <table:table-cell table:number-columns-repeated="16378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2048" table:formula="of:=2^[.A15]" table:style-name="ce7">
            <text:p>2,048</text:p>
          </table:table-cell>
          <table:table-cell office:value-type="float" office:value="584.50895052799967" table:formula="of:=[.D14]*2" table:style-name="ce5">
            <text:p>584.509</text:p>
          </table:table-cell>
          <table:table-cell office:value-type="float" office:value="509.7007686655997" table:formula="of:=([.C15]*(1-[.$C$2])) + ([.C14]*[.$C$2])" table:style-name="ce5">
            <text:p>509.701</text:p>
          </table:table-cell>
          <table:table-cell office:value-type="float" office:value="0.70791773425777726" table:formula="of:=[.D15]*[.$E$2]/60/60" table:style-name="ce5">
            <text:p>0.708</text:p>
          </table:table-cell>
          <table:table-cell office:value-type="string" table:style-name="ce2">
            <text:p>Ice Cube</text:p>
          </table:table-cell>
          <table:table-cell table:number-columns-repeated="16378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4096" table:formula="of:=2^[.A16]" table:style-name="ce7">
            <text:p>4,096</text:p>
          </table:table-cell>
          <table:table-cell office:value-type="float" office:value="1019.4015373311994" table:formula="of:=[.D15]*2" table:style-name="ce5">
            <text:p>1,019.402</text:p>
          </table:table-cell>
          <table:table-cell office:value-type="float" office:value="888.93376129023943" table:formula="of:=([.C16]*(1-[.$C$2])) + ([.C15]*[.$C$2])" table:style-name="ce5">
            <text:p>888.934</text:p>
          </table:table-cell>
          <table:table-cell office:value-type="float" office:value="1.2346302240142215" table:formula="of:=[.D16]*[.$E$2]/60/60" table:style-name="ce5">
            <text:p>1.235</text:p>
          </table:table-cell>
          <table:table-cell office:value-type="string" table:style-name="ce2">
            <text:p>Icicle</text:p>
          </table:table-cell>
          <table:table-cell table:number-columns-repeated="16378" table:style-name="ce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8192" table:formula="of:=2^[.A17]" table:style-name="ce7">
            <text:p>8,192</text:p>
          </table:table-cell>
          <table:table-cell office:value-type="float" office:value="1777.8675225804789" table:formula="of:=[.D16]*2" table:style-name="ce5">
            <text:p>1,777.868</text:p>
          </table:table-cell>
          <table:table-cell office:value-type="float" office:value="1550.3277270056951" table:formula="of:=([.C17]*(1-[.$C$2])) + ([.C16]*[.$C$2])" table:style-name="ce5">
            <text:p>1,550.328</text:p>
          </table:table-cell>
          <table:table-cell office:value-type="float" office:value="2.1532329541745767" table:formula="of:=[.D17]*[.$E$2]/60/60" table:style-name="ce5">
            <text:p>2.153</text:p>
          </table:table-cell>
          <table:table-cell office:value-type="string" table:style-name="ce2">
            <text:p>Fireball</text:p>
          </table:table-cell>
          <table:table-cell table:number-columns-repeated="16378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6384" table:formula="of:=2^[.A18]" table:style-name="ce7">
            <text:p>16,384</text:p>
          </table:table-cell>
          <table:table-cell office:value-type="float" office:value="3100.6554540113902" table:formula="of:=[.D17]*2" table:style-name="ce5">
            <text:p>3,100.655</text:p>
          </table:table-cell>
          <table:table-cell office:value-type="float" office:value="2703.8190745821166" table:formula="of:=([.C18]*(1-[.$C$2])) + ([.C17]*[.$C$2])" table:style-name="ce5">
            <text:p>2,703.819</text:p>
          </table:table-cell>
          <table:table-cell office:value-type="float" office:value="3.7553042702529398" table:formula="of:=[.D18]*[.$E$2]/60/60" table:style-name="ce5">
            <text:p>3.755</text:p>
          </table:table-cell>
          <table:table-cell office:value-type="string" table:style-name="ce2">
            <text:p>Butterfly</text:p>
          </table:table-cell>
          <table:table-cell table:number-columns-repeated="16378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32768" table:formula="of:=2^[.A19]" table:style-name="ce7">
            <text:p>32,768</text:p>
          </table:table-cell>
          <table:table-cell office:value-type="float" office:value="5407.6381491642333" table:formula="of:=[.D18]*2" table:style-name="ce5">
            <text:p>5,407.638</text:p>
          </table:table-cell>
          <table:table-cell office:value-type="float" office:value="4715.5433406183802" table:formula="of:=([.C19]*(1-[.$C$2])) + ([.C18]*[.$C$2])" table:style-name="ce5">
            <text:p>4,715.543</text:p>
          </table:table-cell>
          <table:table-cell office:value-type="float" office:value="6.5493657508588621" table:formula="of:=[.D19]*[.$E$2]/60/60" table:style-name="ce5">
            <text:p>6.549</text:p>
          </table:table-cell>
          <table:table-cell office:value-type="string" table:style-name="ce2">
            <text:p>Angel</text:p>
          </table:table-cell>
          <table:table-cell table:number-columns-repeated="16378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65536" table:formula="of:=2^[.A20]" table:style-name="ce7">
            <text:p>65,536</text:p>
          </table:table-cell>
          <table:table-cell office:value-type="float" office:value="9431.0866812367603" table:formula="of:=[.D19]*2" table:style-name="ce5">
            <text:p>9,431.087</text:p>
          </table:table-cell>
          <table:table-cell office:value-type="float" office:value="8224.0521216150009" table:formula="of:=([.C20]*(1-[.$C$2])) + ([.C19]*[.$C$2])" table:style-name="ce5">
            <text:p>8,224.052</text:p>
          </table:table-cell>
          <table:table-cell office:value-type="float" office:value="11.422294613354167" table:formula="of:=[.D20]*[.$E$2]/60/60" table:style-name="ce5">
            <text:p>11.422</text:p>
          </table:table-cell>
          <table:table-cell office:value-type="string" table:style-name="ce2">
            <text:p>Dragon</text:p>
          </table:table-cell>
          <table:table-cell table:number-columns-repeated="16378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31072" table:formula="of:=2^[.A21]" table:style-name="ce7">
            <text:p>131,072</text:p>
          </table:table-cell>
          <table:table-cell office:value-type="float" office:value="16448.104243230002" table:formula="of:=[.D20]*2" table:style-name="ce5">
            <text:p>16,448.104</text:p>
          </table:table-cell>
          <table:table-cell office:value-type="float" office:value="14342.998974632028" table:formula="of:=([.C21]*(1-[.$C$2])) + ([.C20]*[.$C$2])" table:style-name="ce5">
            <text:p>14,342.999</text:p>
          </table:table-cell>
          <table:table-cell office:value-type="float" office:value="19.920831909211152" table:formula="of:=[.D21]*[.$E$2]/60/60" table:style-name="ce5">
            <text:p>19.921</text:p>
          </table:table-cell>
          <table:table-cell office:value-type="string" table:style-name="ce2">
            <text:p>3 Star</text:p>
          </table:table-cell>
          <table:table-cell table:number-columns-repeated="16378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262144" table:formula="of:=2^[.A22]" table:style-name="ce7">
            <text:p>262,144</text:p>
          </table:table-cell>
          <table:table-cell office:value-type="float" office:value="28685.997949264056" table:formula="of:=[.D21]*2" table:style-name="ce5">
            <text:p>28,685.998</text:p>
          </table:table-cell>
          <table:table-cell office:value-type="float" office:value="25014.629837453838" table:formula="of:=([.C22]*(1-[.$C$2])) + ([.C21]*[.$C$2])" table:style-name="ce5">
            <text:p>25,014.630</text:p>
          </table:table-cell>
          <table:table-cell office:value-type="float" office:value="34.742541440908106" table:formula="of:=[.D22]*[.$E$2]/60/60" table:style-name="ce5">
            <text:p>34.743</text:p>
          </table:table-cell>
          <table:table-cell office:value-type="string" table:style-name="ce2">
            <text:p>5 Star</text:p>
          </table:table-cell>
          <table:table-cell table:number-columns-repeated="16378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524288" table:formula="of:=2^[.A23]" table:style-name="ce7">
            <text:p>524,288</text:p>
          </table:table-cell>
          <table:table-cell office:value-type="float" office:value="50029.259674907677" table:formula="of:=[.D22]*2" table:style-name="ce5">
            <text:p>50,029.260</text:p>
          </table:table-cell>
          <table:table-cell office:value-type="float" office:value="43626.281157214587" table:formula="of:=([.C23]*(1-[.$C$2])) + ([.C22]*[.$C$2])" table:style-name="ce5">
            <text:p>43,626.281</text:p>
          </table:table-cell>
          <table:table-cell office:value-type="float" office:value="60.592057162798042" table:formula="of:=[.D23]*[.$E$2]/60/60" table:style-name="ce5">
            <text:p>60.592</text:p>
          </table:table-cell>
          <table:table-cell office:value-type="string" table:style-name="ce2">
            <text:p>7 Star</text:p>
          </table:table-cell>
          <table:table-cell table:number-columns-repeated="16378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float" office:value="1048576" table:formula="of:=2^[.A24]" table:style-name="ce9">
            <text:p>1,048,576</text:p>
          </table:table-cell>
          <table:table-cell office:value-type="float" office:value="87252.562314429175" table:formula="of:=[.D23]*2" table:style-name="ce10">
            <text:p>87,252.562</text:p>
          </table:table-cell>
          <table:table-cell office:value-type="float" office:value="76085.571522572718" table:formula="of:=([.C24]*(1-[.$C$2])) + ([.C23]*[.$C$2])" table:style-name="ce10">
            <text:p>76,085.572</text:p>
          </table:table-cell>
          <table:table-cell office:value-type="float" office:value="105.67440489246211" table:formula="of:=[.D24]*[.$E$2]/60/60" table:style-name="ce5">
            <text:p>105.674</text:p>
          </table:table-cell>
          <table:table-cell office:value-type="string" table:style-name="ce2">
            <text:p>DRAGON</text:p>
          </table:table-cell>
          <table:table-cell table:number-columns-repeated="16378"/>
        </table:table-row>
        <table:table-row table:style-name="ro1">
          <table:table-cell table:style-name="ce1"/>
          <table:table-cell table:style-name="ce2"/>
          <table:table-cell table:number-columns-repeated="2" table:style-name="ce3"/>
          <table:table-cell table:number-columns-repeated="2" table:style-name="ce2"/>
          <table:table-cell table:number-columns-repeated="16378"/>
        </table:table-row>
        <table:table-row table:style-name="ro1">
          <table:table-cell table:style-name="ce1"/>
          <table:table-cell table:style-name="ce11"/>
          <table:table-cell table:number-columns-repeated="2" table:style-name="ce12"/>
          <table:table-cell table:number-columns-repeated="2" table:style-name="ce2"/>
          <table:table-cell table:number-columns-repeated="16378"/>
        </table:table-row>
        <table:table-row table:number-rows-repeated="14" table:style-name="ro2">
          <table:table-cell table:number-columns-repeated="16384"/>
        </table:table-row>
        <table:table-row table:style-name="ro1">
          <table:table-cell table:number-columns-repeated="14"/>
          <table:table-cell office:value-type="string" table:style-name="ce1">
            <text:p>`</text:p>
          </table:table-cell>
          <table:table-cell table:number-columns-repeated="16369"/>
        </table:table-row>
        <table:table-row table:number-rows-repeated="104853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3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dc:creator>Taffy</dc:creator>
    <meta:creation-date>2018-07-02T20:44:51Z</meta:creation-date>
    <dc:date>2018-10-29T03:52:55Z</dc:date>
    <meta:editing-cycles>4</meta:editing-cycles>
    <meta:editing-duration>PT0S</meta:editing-duration>
  </office:meta>
</office:document-meta>
</file>